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-title">
      <style:graphic-properties fo:min-height="3.38cm"/>
      <style:paragraph-properties style:writing-mode="lr-tb"/>
    </style:style>
    <style:style style:name="pr5" style:family="presentation" style:parent-style-name="Beehive-outline1">
      <style:graphic-properties fo:min-height="2.401cm"/>
      <style:paragraph-properties style:writing-mode="lr-tb"/>
    </style:style>
    <style:style style:name="pr6" style:family="presentation" style:parent-style-name="Beehive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subtitle">
      <style:graphic-properties draw:fill-color="#ffffff" fo:min-height="12.195cm"/>
      <style:paragraph-properties style:writing-mode="lr-tb"/>
    </style:style>
    <style:style style:name="pr11" style:family="presentation" style:parent-style-name="Beehive1-notes">
      <style:graphic-properties draw:fill-color="#ffffff" fo:min-height="13.364cm"/>
      <style:paragraph-properties style:writing-mode="lr-tb"/>
    </style:style>
    <style:style style:name="pr12" style:family="presentation" style:parent-style-name="Beehive1-subtitle">
      <style:graphic-properties draw:fill-color="#ffffff" fo:min-height="12.6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FROST and Bitcoin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A Discussion between implementors, devs, plebs and users.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4" draw:text-style-name="P1" draw:layer="layout" svg:width="25.199cm" svg:height="3.38cm" svg:x="1.401cm" svg:y="5.32cm" presentation:class="title">
          <draw:text-box>
            <text:p>How it multisig currently works</text:p>
          </draw:text-box>
        </draw:frame>
        <draw:frame presentation:style-name="pr5" draw:text-style-name="P1" draw:layer="layout" svg:width="25.199cm" svg:height="2.4cm" svg:x="1.4cm" svg:y="9.45cm" presentation:class="outline">
          <draw:text-box>
            <text:list text:style-name="L2">
              <text:list-item>
                <text:p>OP_CHECKMULTISIG: You want to <text:span text:style-name="T2">t</text:span><text:span text:style-name="T3"> of </text:span><text:span text:style-name="T2">n </text:span><text:span text:style-name="T3">signers to </text:span><text:span text:style-name="T3">authorise a transaction </text:span><text:span text:style-name="T3">means you need n public </text:span><text:span text:style-name="T3">keys on chain and t </text:span><text:span text:style-name="T3">individual signatu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" presentation:presentation-page-layout-name="AL2T1">
        <office:forms form:automatic-focus="false" form:apply-design-mode="false"/>
        <draw:frame presentation:style-name="pr4" draw:text-style-name="P1" draw:layer="layout" svg:width="25.199cm" svg:height="3.38cm" svg:x="1.401cm" svg:y="5.32cm" presentation:class="title">
          <draw:text-box>
            <text:p>FROST</text:p>
          </draw:text-box>
        </draw:frame>
        <draw:frame presentation:style-name="pr5" draw:text-style-name="P1" draw:layer="layout" svg:width="25.199cm" svg:height="2.4cm" svg:x="1.4cm" svg:y="9.45cm" presentation:class="outline">
          <draw:text-box>
            <text:list text:style-name="L2">
              <text:list-item>
                <text:p>You only need a single public key and single signat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Advantages of FROST vs existing multisignatures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item>
                <text:p>Naive Multisig </text:p>
              </text:list-item>
              <text:list-item>
                <text:p/>
              </text:list-item>
              <text:list-item>
                <text:p>To spend there is 96+ bytes per signer in the witness.</text:p>
              </text:list-item>
              <text:list-item>
                <text:p>Bad privacy: Learn how coins are being held on chain and can see when they leave wallet by heuristics. </text:p>
              </text:list-item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FROST</text:p>
              </text:list-item>
              <text:list-item>
                <text:p/>
              </text:list-item>
              <text:list-item>
                <text:p>Regardless of number of signers there is just 64 bytes in the witness.</text:p>
              </text:list-item>
              <text:list-item>
                <text:p>Spends reveal nothing – all fit into <text:s/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 presentation:user-transformed="true">
          <draw:text-box>
            <text:p>DISTRIBUTED KEY GENERATION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 presentation:user-transformed="true">
          <draw:text-box>
            <text:p text:style-name="P4">The signing keys are not derivable!?!</text:p>
            <text:p text:style-name="P4"/>
            <text:p text:style-name="P4">How can users recover funds in case they have seed words but lost FROST key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4T32">
        <office:forms form:automatic-focus="false" form:apply-design-mode="false"/>
        <draw:frame presentation:style-name="pr10" draw:text-style-name="P6" draw:layer="layout" svg:width="25.199cm" svg:height="12.195cm" svg:x="1.4cm" svg:y="0.627cm" presentation:class="subtitle">
          <draw:text-box>
            <text:p text:style-name="P5">How many rounds of communication is the protocol. What will the workflow be for Hardware wallet setup? How will this work in a hot wallet setup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4T32">
        <office:forms form:automatic-focus="false" form:apply-design-mode="false"/>
        <draw:frame presentation:style-name="pr12" draw:text-style-name="P3" draw:layer="layout" svg:width="25.199cm" svg:height="12.661cm" svg:x="1.4cm" svg:y="0.394cm" presentation:class="subtitle" presentation:user-transformed="true">
          <draw:text-box>
            <text:p>How do you verify that the DKG worked. How do I know that the public key we get a t the end really had contributions from each of my devices?</text:p>
            <text:p/>
            <text:p>In the corporate/organisation scenario how do we verify that each branch got a correct share before we put coins into it?</text:p>
            <text:p/>
            <text:p>How do you ensure that DKG messages sent to one party are not read by other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There are “proofs of possession” in the protocol i.e. signatures that are there just to prove you know the private key.</text:p>
            <text:p/>
            <text:p>What should they sign?</text:p>
            <text:p>Do we even need them? Can’t we use MuSig’s trick instead – Wouldn’t it be useful to have the joint key be a MuSig key anyway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Ok once we’ve done the DKG can we use that as an XPUB to derive further addresses using BIP32?</text:p>
            <text:p/>
            <text:p>What would go in the second 32 bytes of the XPUB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301cm" svg:y="0.627cm" presentation:class="subtitle" presentation:user-transformed="true">
          <draw:text-box>
            <text:p>What kind of signing structures can we make? Can we make a heirarchy i.e.</text:p>
            <text:p text:style-name="P8">(two out of </text:p>
            <text:p text:style-name="P8"><text:s text:c="2"/>(A or ( two out of B,C,D)),</text:p>
            <text:p text:style-name="P8"><text:s text:c="2"/>E,</text:p>
            <text:p text:style-name="P8"><text:s text:c="2"/>D</text:p>
            <text:p text:style-name="P8">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Can we change the signers/devices after the DKG is done?</text:p>
            <text:p/>
            <text:p>Could you take a “proactive secret sharing” approach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SIGNING PHASE</text:p>
            <text:p/>
            <text:p>1. One round of nonce sharing</text:p>
            <text:p>2. One round of signing</text:p>
            <text:p/>
            <text:p>The first round can be precomputed so we can faithfully reproduce the signing experience with existing multisig wallets (we hope!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In order for one round signing to work we have to have nonces from all the other signers already.</text:p>
            <text:p/>
            <text:p>How do we ensure this in a (1) cold-storage setting and in a (2) hot Corporate/org sett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4cm" svg:y="0.627cm" presentation:class="subtitle">
          <draw:text-box>
            <text:p>How do we replenish the nonce supply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4T32">
        <office:forms form:automatic-focus="false" form:apply-design-mode="false"/>
        <draw:frame presentation:style-name="pr10" draw:text-style-name="P9" draw:layer="layout" svg:width="25.199cm" svg:height="12.195cm" svg:x="1.4cm" svg:y="0.627cm" presentation:class="subtitle">
          <draw:text-box>
            <text:p>Accountability – can we tell who spent the coi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4T32">
        <office:forms form:automatic-focus="false" form:apply-design-mode="false"/>
        <draw:frame presentation:style-name="pr10" draw:text-style-name="P3" draw:layer="layout" svg:width="25.199cm" svg:height="12.195cm" svg:x="1.301cm" svg:y="0.627cm" presentation:class="subtitle" presentation:user-transformed="true">
          <draw:text-box>
            <text:p text:style-name="P1"><text:a xlink:href="https://github.com/cfrg/draft-irtf-cfrg-frost/blob/master/draft-irtf-cfrg-frost.md" xlink:type="simple">https://github.com/cfrg/draft-irtf-cfrg-frost/blob/master/draft-irtf-cfrg-frost.md</text:a></text:p>
            <text:p text:style-name="P1"/>
            <text:p text:style-name="P1">Draft Internet research task force specification.</text:p>
            <text:p text:style-name="P1">1. Doesn’t include spec256k1</text:p>
            <text:p text:style-name="P1">2. Will need to be modified a bit to work with (XOnly) keys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17:33:23.888809451</meta:creation-date>
    <meta:editing-duration>PT9M47S</meta:editing-duration>
    <meta:editing-cycles>2</meta:editing-cycles>
    <meta:generator>LibreOffice/7.2.5.2$Linux_X86_64 LibreOffice_project/20$Build-2</meta:generator>
    <dc:title>Beehive</dc:title>
    <dc:date>2022-03-29T17:43:09.151056283</dc:date>
    <meta:document-statistic meta:object-count="192"/>
  </office:meta>
</office:document-meta>
</file>